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Garamond" svg:font-family="Garamond" style:font-family-generic="roman" style:font-pitch="variable" svg:panose-1="2 2 4 4 3 3 1 1 8 3"/>
    <style:font-face style:name="ITC Franklin Gothic Book" svg:font-family="ITC Franklin Gothic Book" style:font-family-generic="roman" style:font-pitch="variable"/>
    <style:font-face style:name="Cambria" svg:font-family="Cambria" style:font-family-generic="roman" style:font-pitch="variable" svg:panose-1="2 4 5 3 5 4 6 3 2 4"/>
    <style:font-face style:name="ヒラギノ角ゴ Pro W3" svg:font-family="ヒラギノ角ゴ Pro W3" style:font-family-generic="system" style:font-pitch="variable"/>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entury Gothic" svg:font-family="Century Gothic" style:font-family-generic="swiss" style:font-pitch="variable" svg:panose-1="2 11 5 2 2 2 2 2 2 4"/>
  </office:font-face-decls>
  <office:automatic-styles>
    <style:style style:name="P1" style:parent-style-name="Standard" style:master-page-name="MP0" style:family="paragraph">
      <style:paragraph-properties fo:break-before="page" fo:text-align="end"/>
      <style:text-properties style:font-name="Century Gothic" style:font-name-complex="Arial" fo:font-weight="bold" style:font-weight-asian="bold" style:text-position="-70% 100%" style:font-size-complex="10pt" fo:language="it" fo:country="IT"/>
    </style:style>
    <style:style style:name="P2" style:parent-style-name="Standard" style:family="paragraph">
      <style:paragraph-properties fo:text-align="end"/>
      <style:text-properties style:font-name="Century Gothic" style:font-name-complex="Arial" fo:font-weight="bold" style:font-weight-asian="bold" style:text-position="-70% 100%" style:font-size-complex="10pt" fo:language="it" fo:country="IT"/>
    </style:style>
    <style:style style:name="P3" style:parent-style-name="Standard" style:family="paragraph">
      <style:paragraph-properties fo:text-align="end"/>
    </style:style>
    <style:style style:name="T4" style:parent-style-name="Fuentedepárrafopredeter." style:family="text">
      <style:text-properties style:font-name="Century Gothic" style:font-name-complex="Arial" fo:font-weight="bold" style:font-weight-asian="bold" style:text-position="-70% 100%" style:font-size-complex="10pt" fo:language="it" fo:country="IT"/>
    </style:style>
    <style:style style:name="T5" style:parent-style-name="Fuentedepárrafopredeter." style:family="text">
      <style:text-properties style:font-name="Century Gothic" style:font-name-complex="Arial" fo:font-weight="bold" style:font-weight-asian="bold" style:text-position="-70% 100%" style:font-size-complex="10pt" fo:language="it" fo:country="IT"/>
    </style:style>
    <style:style style:name="P6" style:parent-style-name="Standard" style:family="paragraph">
      <style:paragraph-properties fo:text-align="center"/>
    </style:style>
    <style:style style:name="T7" style:parent-style-name="Fuentedepárrafopredeter." style:family="text">
      <style:text-properties fo:font-weight="bold" style:font-weight-asian="bold" fo:color="#92D050" fo:font-size="36pt" style:font-size-asian="36pt" style:font-size-complex="36pt"/>
    </style:style>
    <style:style style:name="T8" style:parent-style-name="Fuentedepárrafopredeter." style:family="text">
      <style:text-properties style:font-name="Arial Black" fo:text-transform="none" fo:font-size="26pt" style:font-size-asian="26pt" fo:language="es" fo:country="ES"/>
    </style:style>
    <style:style style:name="P9" style:parent-style-name="Titulo_Portada_Pequeño" style:family="paragraph">
      <style:text-properties fo:language="es" fo:country="ES"/>
    </style:style>
    <style:style style:name="P10" style:parent-style-name="Titulo_Portada_Pequeño" style:family="paragraph">
      <style:text-properties fo:language="es" fo:country="ES"/>
    </style:style>
    <style:style style:name="P11" style:parent-style-name="Titulo_Portada_Pequeño" style:family="paragraph">
      <style:text-properties fo:language="es" fo:country="ES"/>
    </style:style>
    <style:style style:name="P12" style:parent-style-name="Titulo_Portada_Pequeño" style:family="paragraph">
      <style:text-properties fo:font-size="12pt" style:font-size-asian="12pt" fo:language="es" fo:country="ES"/>
    </style:style>
    <style:style style:name="P13" style:parent-style-name="Titulo_Portada_Pequeño" style:family="paragraph">
      <style:text-properties fo:font-size="12pt" style:font-size-asian="12pt"/>
    </style:style>
    <style:style style:name="P14" style:parent-style-name="Titulo_Portada_Pequeño" style:family="paragraph">
      <style:text-properties fo:font-size="12pt" style:font-size-asian="12pt"/>
    </style:style>
    <style:style style:name="P15" style:parent-style-name="Títulodeíndice" style:master-page-name="MP1" style:family="paragraph">
      <style:paragraph-properties fo:break-before="page" style:page-number="1"/>
    </style:style>
    <style:style style:name="P22" style:parent-style-name="Contents1" style:family="paragraph">
      <style:paragraph-properties>
        <style:tab-stops>
          <style:tab-stop style:type="right" style:leader-style="dotted" style:leader-text="." style:position="6.4958in"/>
        </style:tab-stops>
      </style:paragraph-properties>
    </style:style>
    <style:style style:name="P23" style:parent-style-name="Contents1" style:family="paragraph">
      <style:paragraph-properties>
        <style:tab-stops>
          <style:tab-stop style:type="right" style:leader-style="dotted" style:leader-text="." style:position="6.4958in"/>
        </style:tab-stops>
      </style:paragraph-properties>
    </style:style>
    <style:style style:name="P24" style:parent-style-name="Contents1" style:family="paragraph">
      <style:paragraph-properties>
        <style:tab-stops>
          <style:tab-stop style:type="right" style:leader-style="dotted" style:leader-text="." style:position="6.4958in"/>
        </style:tab-stops>
      </style:paragraph-properties>
    </style:style>
    <style:style style:name="P25" style:parent-style-name="Contents1" style:family="paragraph">
      <style:paragraph-properties>
        <style:tab-stops>
          <style:tab-stop style:type="right" style:leader-style="dotted" style:leader-text="." style:position="6.4958in"/>
        </style:tab-stops>
      </style:paragraph-properties>
    </style:style>
    <style:style style:name="P26" style:parent-style-name="Contents1" style:family="paragraph">
      <style:paragraph-properties>
        <style:tab-stops>
          <style:tab-stop style:type="right" style:leader-style="dotted" style:leader-text="." style:position="6.4958in"/>
        </style:tab-stops>
      </style:paragraph-properties>
    </style:style>
    <style:style style:name="P27" style:parent-style-name="Contents1" style:family="paragraph">
      <style:paragraph-properties>
        <style:tab-stops>
          <style:tab-stop style:type="right" style:leader-style="dotted" style:leader-text="." style:position="6.4958in"/>
        </style:tab-stops>
      </style:paragraph-properties>
    </style:style>
    <style:style style:name="P28" style:parent-style-name="Contents1" style:family="paragraph">
      <style:paragraph-properties>
        <style:tab-stops>
          <style:tab-stop style:type="right" style:leader-style="dotted" style:leader-text="." style:position="6.4958in"/>
        </style:tab-stops>
      </style:paragraph-properties>
    </style:style>
    <style:style style:name="P29" style:parent-style-name="Contents1" style:family="paragraph">
      <style:paragraph-properties>
        <style:tab-stops>
          <style:tab-stop style:type="right" style:leader-style="dotted" style:leader-text="." style:position="6.4958in"/>
        </style:tab-stops>
      </style:paragraph-properties>
    </style:style>
    <style:style style:name="P30" style:parent-style-name="Título1" style:master-page-name="MP2" style:list-style-name="WWNum3" style:family="paragraph">
      <style:paragraph-properties fo:break-before="page"/>
    </style:style>
    <style:style style:name="P36" style:parent-style-name="Standard" style:family="paragraph">
      <style:text-properties fo:font-weight="bold" style:font-weight-asian="bold" fo:color="#FF0000" fo:font-size="18pt" style:font-size-asian="18pt" style:font-size-complex="18pt"/>
    </style:style>
    <style:style style:name="P37" style:parent-style-name="Título1" style:list-style-name="WWNum3" style:family="paragraph"/>
    <style:style style:name="P38" style:parent-style-name="Título1" style:list-style-name="WWNum3" style:family="paragraph"/>
    <style:style style:name="P39" style:parent-style-name="Standard" style:family="paragraph">
      <style:paragraph-properties fo:text-align="start" fo:text-indent="0.4923in"/>
    </style:style>
    <style:style style:name="P40" style:parent-style-name="Standard" style:family="paragraph">
      <style:paragraph-properties fo:text-indent="0.4923in"/>
    </style:style>
    <style:style style:name="P41" style:parent-style-name="Título1" style:list-style-name="WWNum3" style:family="paragraph"/>
    <style:style style:name="P42" style:parent-style-name="Standard" style:family="paragraph">
      <style:text-properties fo:font-weight="bold" style:font-weight-asian="bold" fo:color="#FF0000" fo:font-size="18pt" style:font-size-asian="18pt" style:font-size-complex="18pt"/>
    </style:style>
    <style:style style:name="P43" style:parent-style-name="Título1" style:list-style-name="WWNum3" style:family="paragraph"/>
    <style:style style:name="P44" style:parent-style-name="Standard" style:family="paragraph">
      <style:paragraph-properties fo:text-indent="0.4923in"/>
    </style:style>
    <style:style style:name="P45" style:parent-style-name="Título1" style:list-style-name="WWNum3" style:family="paragraph"/>
    <style:style style:name="P46" style:parent-style-name="Standard" style:family="paragraph">
      <style:text-properties fo:font-weight="bold" style:font-weight-asian="bold" fo:color="#FF0000" fo:font-size="18pt" style:font-size-asian="18pt" style:font-size-complex="18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Carol Shaw<text:s/></text:p>
      <text:p text:style-name="P2">Universidad de Zaragoza, EINA</text:p>
      <text:p text:style-name="P3"><text:span text:style-name="T4"><text:tab/></text:span><text:span text:style-name="T5"><text:tab/>(Zaragoza, España)</text:span></text:p>
      <text:p text:style-name="Standard"/>
      <text:p text:style-name="Standard"/>
      <text:p text:style-name="Standard"/>
      <text:p text:style-name="Standard"/>
      <text:p text:style-name="P6"><text:span text:style-name="T7"><draw:frame draw:style-name="a0" draw:name="Imagen 1" text:anchor-type="as-char" svg:x="0in" svg:y="0in" svg:width="4.48958in" svg:height="2.4375in" style:rel-width="scale" style:rel-height="scale"><draw:image xlink:href="media/image1.emf" xlink:type="simple" xlink:show="embed" xlink:actuate="onLoad"/><svg:title/><svg:desc/></draw:frame></text:span></text:p>
      <text:p text:style-name="Standard"/>
      <text:p text:style-name="Standard"/>
      <text:p text:style-name="Titulo_Portada"><text:span text:style-name="T8"><text:title text:fixed="false">Proyecto Videojuegos DB</text:title></text:span></text:p>
      <text:p text:style-name="P9"/>
      <text:p text:style-name="P10">propuesta TéCnica Y económica del proyecto</text:p>
      <text:p text:style-name="P11"/>
      <text:p text:style-name="P12">cliente:<text:s/>Margaret hamiltón s.l</text:p>
      <text:p text:style-name="P13"/>
      <text:p text:style-name="P14">Fecha de presentación de la<text:s/>propuesta:<text:s/>24/02/2017</text:p>
      <text:p text:style-name="Titulo_Portada_Pequeño"><text:description text:fixed="false"/></text:p>
      <text:soft-page-break/>
      <text:p text:style-name="P15">INDICE</text:p>
      <text:p text:style-name="Standard"/>
      <text:table-of-content text:name="_TOC6">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2"><text:a xlink:href="#__RefHeading___Toc222_326441859" office:target-frame-name="_top" xlink:show="replace">1.Resumen ejecutivo<text:tab/>2</text:a></text:p>
          <text:p text:style-name="P23"><text:a xlink:href="#__RefHeading___Toc224_326441859" office:target-frame-name="_top" xlink:show="replace">2.Objetivos del sistema<text:tab/>2</text:a></text:p>
          <text:p text:style-name="P24"><text:a xlink:href="#__RefHeading___Toc226_326441859" office:target-frame-name="_top" xlink:show="replace">3.Descripción técnica<text:tab/>2</text:a></text:p>
          <text:p text:style-name="P25"><text:a xlink:href="#__RefHeading___Toc228_326441859" office:target-frame-name="_top" xlink:show="replace">4.Plan de trabajo<text:tab/>2</text:a></text:p>
          <text:p text:style-name="P26"><text:a xlink:href="#__RefHeading___Toc232_326441859" office:target-frame-name="_top" xlink:show="replace">5.Equipo técnico encargado del proyecto<text:tab/>3</text:a></text:p>
          <text:p text:style-name="P27"><text:a xlink:href="#__RefHeading___Toc230_326441859" office:target-frame-name="_top" xlink:show="replace">6.Presupuesto<text:tab/>3</text:a></text:p>
          <text:p text:style-name="P28"><text:a xlink:href="#__RefHeading___Toc234_326441859" office:target-frame-name="_top" xlink:show="replace">Anexo I. Glosario terminológico<text:tab/>3</text:a></text:p>
          <text:p text:style-name="P29"><text:a xlink:href="#__RefHeading___Toc236_326441859" office:target-frame-name="_top" xlink:show="replace">Anexo II. Otros anexos que se consideren necesarios<text:tab/>3</text:a></text:p>
        </text:index-body>
      </text:table-of-content>
      <text:h text:style-name="P30" text:outline-level="1"><text:bookmark-start text:name="__RefHeading___Toc222_326441859"/><text:bookmark-start text:name="_Toc471918248"/><text:soft-page-break/>Resumen ejecutivo<text:bookmark-end text:name="__RefHeading___Toc222_326441859"/><text:bookmark-end text:name="_Toc471918248"/></text:h>
      <text:p text:style-name="Standard">La actual carencia de páginas web dedicadas a compartir la experiencia del usuario de videojuegos y,<text:s/>el crecimiento<text:s/>imparable<text:s/>que está experimentando el sector<text:s/>en los últimos años,<text:s/>son los principales motivos por los cuales nos ilusiona poder realizar este proyecto.</text:p>
      <text:p text:style-name="Standard"/>
      <text:p text:style-name="Standard">Por otro lado, nos mueve el enfoque que ofrece<text:s/>dicha página web, un<text:s/>espacio en el<text:s/>que, de forma similar a como imdb<text:s/>o filmaffinity entre otras,<text:s/>enfocan<text:s/>el mundo cinematográfico, aúna información sobre los distintos videojuegos y, al mismo tiempo recoge la opinión que tienen de los mismos sus usuarios.</text:p>
      <text:p text:style-name="Standard"/>
      <text:p text:style-name="Standard">Así pues la<text:s/>página web tiene dos aspectos fundamentales, por un lado la información que ofrece sobre los videojuegos disponibles en el mercado y, por otro el feedback entre usuarios<text:s/>y los servicios que se le ofrecen al mismo.</text:p>
      <text:p text:style-name="Standard"/>
      <text:p text:style-name="Standard">Por ello la página web contará con<text:s/>datos de los videojuegos, se mostrará sobre los mismos el <text:s/>nombre, una pequeña<text:s/>descripción, la temática,<text:s/>la compañía o compañías<text:s/>responsables de su desarrollo, la puntación media resultante de la opinión de los jugadores y, las opiniones vertidas por los propios usuarios.</text:p>
      <text:p text:style-name="Standard"/>
      <text:p text:style-name="Standard">En el apartado del usuario, una vez registrado y,<text:s/>habiendo aportado unos datos mínimos,<text:s/>el usuario<text:s/>podrá<text:s/>realizar<text:s/>distintas acciones, como<text:s/>llevar un listado sobre los videojuegos ya superados, opinar de los mismos y puntuarlos o,<text:s/>tener una lista<text:s/>con los videojuegos pendientes.</text:p>
      <text:p text:style-name="Standard"/>
      <text:p text:style-name="Standard">A continuación pasamos a detallar el presupuesto para el desarrollo de este proyecto el cual, estaría finalizado la primera semana de junio<text:s/>del presente año.</text:p>
      <text:p text:style-name="Standard"/>
      <text:p text:style-name="P36">FALTA AÑADIR CUANTO DINERO COSTARÍA<text:s/>(presupuesto corto)</text:p>
      <text:p text:style-name="Standard"/>
      <text:p text:style-name="Standard"/>
      <text:p text:style-name="Standard"/>
      <text:p text:style-name="Standard"/>
      <text:h text:style-name="P37" text:outline-level="1"><text:bookmark-start text:name="__RefHeading___Toc224_326441859"/><text:bookmark-start text:name="_Toc471918249"/>Objetivos del sistema<text:bookmark-end text:name="__RefHeading___Toc224_326441859"/><text:bookmark-end text:name="_Toc471918249"/></text:h>
      <text:p text:style-name="Standard">El<text:s/>sistema será<text:s/>capaz de mostrar los datos previamente mencionados sobre los videojuegos<text:s/>(nombre, descripción, puntuación, comentarios, compañía desarrolladora…)<text:s/>que contenga en su base de datos. También debe ser capaz de registrar usuarios y, permitirles, una vez iniciada la sesión, opinar sobre un videojuego, puntuarlo, y añadir un videojuego bien, a la lista de pendientes o a la lista de jugados.</text:p>
      <text:p text:style-name="Standard"/>
      <text:p text:style-name="Standard"/>
      <text:p text:style-name="Standard"/>
      <text:h text:style-name="P38" text:outline-level="1"><text:bookmark-start text:name="__RefHeading___Toc226_326441859"/><text:bookmark-start text:name="_Toc471918250"/>Descripción técnica<text:bookmark-end text:name="__RefHeading___Toc226_326441859"/><text:bookmark-end text:name="_Toc471918250"/></text:h>
      <text:p text:style-name="P39">El sistema tendrá un servidor central que servirá a los distintos usuarios que deseen acceder a la página web, también será necesaria una base de datos que en este caso será una gratuita, para el almacenamiento de los datos de los distintos videojuegos, los datos de los usuarios y, el feedback que los usuarios aporten.</text:p>
      <text:p text:style-name="Standard"/>
      <text:soft-page-break/>
      <text:p text:style-name="P40">Por otro lado los usuarios necesitarán simplemente un navegador a través del cual acceder a la página web.</text:p>
      <text:p text:style-name="Standard"/>
      <text:p text:style-name="Standard"/>
      <text:h text:style-name="P41" text:outline-level="1"><text:bookmark-start text:name="__RefHeading___Toc228_326441859"/><text:bookmark-start text:name="_Toc471918251"/>Plan de trabajo<text:bookmark-end text:name="__RefHeading___Toc228_326441859"/><text:bookmark-end text:name="_Toc471918251"/></text:h>
      <text:p text:style-name="P42">FALTA RELLENAR</text:p>
      <text:p text:style-name="Standard">Calendario del proyecto y elementos a entregar incluyendo descripción de estos elementos (autoejecutables, web alojada externamente, código fuente, manual de usuario, …) y cuándo van a ser entregados. Se incluirán fechas de reuniones con el cliente ya previstas.</text:p>
      <text:p text:style-name="Standard"/>
      <text:p text:style-name="Standard"/>
      <text:p text:style-name="Standard"/>
      <text:h text:style-name="P43" text:outline-level="1"><text:bookmark-start text:name="_Toc471918253"/><text:bookmark-start text:name="__RefHeading___Toc232_326441859"/>Equipo técnico encargado del proyecto<text:bookmark-end text:name="_Toc471918253"/><text:bookmark-end text:name="__RefHeading___Toc232_326441859"/></text:h>
      <text:p text:style-name="P44">La empresa Carol Shaw, está formada por 9 trabajadores expertos en el desarrollo e implementación de páginas web dinámicas y, en el tratamiento y uso de bases de datos. Además de poseer profundos conocimientos sobre el mundo de los videojuegos.</text:p>
      <text:p text:style-name="Standard"/>
      <text:p text:style-name="Standard"/>
      <text:p text:style-name="Standard"/>
      <text:h text:style-name="P45" text:outline-level="1"><text:bookmark-start text:name="__RefHeading___Toc230_326441859"/><text:bookmark-start text:name="_Toc471918252"/>Presupuesto<text:bookmark-end text:name="__RefHeading___Toc230_326441859"/><text:bookmark-end text:name="_Toc471918252"/></text:h>
      <text:p text:style-name="P46">FALTA<text:s/>rellenar (presupuesto completo)</text:p>
      <text:p text:style-name="Standard">Importe económico que se va a percibir por el trabajo realizado.</text:p>
      <text:p text:style-name="Standard">Forma de pago y fraccionamientos del<text:s/>mismo.</text:p>
      <text:p text:style-name="Standard"/>
      <text:p text:style-name="Standard"/>
      <text:p text:style-name="Standard"/>
      <text:h text:style-name="Título1" text:outline-level="1"><text:bookmark-start text:name="__RefHeading___Toc234_326441859"/><text:bookmark-start text:name="_Toc471918254"/>Anexo I. Glosario terminológico<text:bookmark-end text:name="__RefHeading___Toc234_326441859"/><text:bookmark-end text:name="_Toc471918254"/></text:h>
      <text:p text:style-name="Standard">Explicación de acrónimos y términos técnicos utilizados en la propuesta.</text:p>
      <text:p text:style-name="Standard"/>
      <text:p text:style-name="Standard"/>
      <text:h text:style-name="Título1" text:outline-level="1"><text:bookmark-start text:name="__RefHeading___Toc236_326441859"/>Anexo II. Otros anexos que se consideren necesarios<text:bookmark-end text:name="__RefHeading___Toc236_326441859"/></text:h>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Garamond" svg:font-family="Garamond" style:font-family-generic="roman" style:font-pitch="variable" svg:panose-1="2 2 4 4 3 3 1 1 8 3"/>
    <style:font-face style:name="ITC Franklin Gothic Book" svg:font-family="ITC Franklin Gothic Book" style:font-family-generic="roman" style:font-pitch="variable"/>
    <style:font-face style:name="Cambria" svg:font-family="Cambria" style:font-family-generic="roman" style:font-pitch="variable" svg:panose-1="2 4 5 3 5 4 6 3 2 4"/>
    <style:font-face style:name="ヒラギノ角ゴ Pro W3" svg:font-family="ヒラギノ角ゴ Pro W3" style:font-family-generic="system" style:font-pitch="variable"/>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entury Gothic" svg:font-family="Century Gothic" style:font-family-generic="swiss" style:font-pitch="variable" svg:panose-1="2 11 5 2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margin-bottom="0.0833in" fo:margin-left="0.6027in" fo:margin-right="0.0472in" fo:text-indent="-0.6027in" fo:background-color="#99CC00">
        <style:tab-stops/>
      </style:paragraph-properties>
      <style:text-properties style:font-name="Arial Black" style:font-name-complex="Arial" fo:font-size="18pt" style:font-size-asian="18pt" fo:hyphenate="false"/>
    </style:style>
    <style:style style:name="Título2" style:display-name="Título 2" style:family="paragraph" style:parent-style-name="Standard" style:next-style-name="Standard" style:default-outline-level="2">
      <style:paragraph-properties fo:keep-with-next="always" fo:keep-together="always" fo:margin-top="0.0833in"/>
      <style:text-properties style:font-name="Arial Black" style:font-name-complex="Arial" style:font-weight-complex="bold" fo:color="#808080" fo:font-size="16pt" style:font-size-asian="16pt" style:font-size-complex="11pt"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style:font-name="Arial Black" fo:color="#999999" fo:font-size="14pt" style:font-size-asian="14pt" fo:hyphenate="false"/>
    </style:style>
    <style:style style:name="Título4" style:display-name="Título 4" style:family="paragraph" style:parent-style-name="Standard" style:next-style-name="Standard" style:default-outline-level="4">
      <style:paragraph-properties fo:keep-with-next="always" fo:margin-top="0.1666in" fo:margin-bottom="0.0416in"/>
      <style:text-properties style:font-name="Arial Black" style:font-weight-complex="bold" fo:color="#999999" fo:hyphenate="false"/>
    </style:style>
    <style:style style:name="Título5" style:display-name="Título 5" style:family="paragraph" style:parent-style-name="Standard" style:next-style-name="Standard" style:default-outline-level="5">
      <style:paragraph-properties fo:margin-top="0.1666in" fo:margin-bottom="0.0416in"/>
      <style:text-properties style:font-name="Arial Black" fo:color="#999999" fo:hyphenate="false"/>
    </style:style>
    <style:style style:name="Título6" style:display-name="Título 6" style:family="paragraph" style:parent-style-name="Standard" style:next-style-name="Standard" style:default-outline-level="6">
      <style:paragraph-properties fo:margin-top="0.1666in" fo:margin-bottom="0.0416in"/>
      <style:text-properties style:font-name="Arial Black" fo:color="#999999" fo:font-size="10pt" style:font-size-asian="10pt" fo:hyphenate="false"/>
    </style:style>
    <style:style style:name="Título7" style:display-name="Título 7" style:family="paragraph" style:parent-style-name="Standard" style:next-style-name="Standard" style:default-outline-level="7">
      <style:paragraph-properties fo:margin-top="0.1666in" fo:margin-bottom="0.0416in"/>
      <style:text-properties style:font-name="Arial Black" fo:font-style="italic" style:font-style-asian="italic" fo:color="#999999" fo:font-size="10pt" style:font-size-asian="10pt" fo:hyphenate="false"/>
    </style:style>
    <style:style style:name="Título8" style:display-name="Título 8" style:family="paragraph" style:parent-style-name="Standard" style:next-style-name="Standard" style:default-outline-level="8">
      <style:paragraph-properties fo:keep-with-next="always" fo:break-before="page" fo:margin-bottom="0.0833in" fo:background-color="#99CC00"/>
      <style:text-properties style:font-name="Arial Black" fo:color="#181512" fo:letter-spacing="-0.0034in" fo:font-size="20pt" style:font-size-asian="20pt" style:font-size-complex="57pt" fo:hyphenate="false"/>
    </style:style>
    <style:style style:name="Título9" style:display-name="Título 9" style:family="paragraph" style:parent-style-name="Standard" style:next-style-name="Standard" style:default-outline-level="9">
      <style:paragraph-properties fo:margin-top="0.1666in" fo:margin-bottom="0.0416in"/>
      <style:text-properties style:font-name="Arial Black" style:font-name-complex="Arial" fo:color="#808080" fo:font-size="16pt" style:font-size-asian="16pt" style:font-size-complex="11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prefix="Anexo " style:num-suffix="." style:num-format="I">
        <style:list-level-properties/>
      </text:list-level-style-number>
      <text:list-level-style-number text:level="9" style:num-prefix="Anexo " style:num-suffix="." style:num-format="I" text:display-levels="9">
        <style:list-level-properties/>
      </text:list-level-style-number>
    </text:list-style>
    <style:style style:name="Standard" style:display-name="Standard" style:family="paragraph">
      <style:paragraph-properties fo:widows="2" fo:orphans="2" fo:text-align="justify"/>
      <style:text-properties style:font-name="Calibri"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Mangal" fo:font-size="12pt" style:font-size-asian="12pt" fo:hyphenate="false"/>
    </style:style>
    <style:style style:name="Epígrafe" style:display-name="Epígrafe" style:family="paragraph" style:parent-style-name="Standard" style:next-style-name="Standard">
      <style:paragraph-properties fo:text-align="center" fo:margin-top="0.0833in" fo:margin-bottom="0.0833in"/>
      <style:text-properties fo:font-style="italic" style:font-style-asian="italic" style:font-style-complex="italic" fo:font-size="9pt" style:font-size-asian="9pt" style:font-size-complex="10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Encabezado" style:display-name="Encabezado" style:family="paragraph" style:parent-style-name="Standard">
      <style:paragraph-properties>
        <style:tab-stops>
          <style:tab-stop style:type="center" style:position="2.9527in"/>
          <style:tab-stop style:type="right" style:position="6.4972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Índice1" style:display-name="Índice 1" style:family="paragraph" style:parent-style-name="Standard" style:next-style-name="Standard" style:auto-update="true">
      <style:paragraph-properties fo:margin-left="0.1666in" fo:text-indent="-0.1666in">
        <style:tab-stops/>
      </style:paragraph-properties>
      <style:text-properties fo:hyphenate="false"/>
    </style:style>
    <style:style style:name="Títulodeíndice" style:display-name="Título de índice" style:family="paragraph" style:parent-style-name="Standard">
      <style:paragraph-properties fo:text-align="center" fo:background-color="#99CC00"/>
      <style:text-properties style:font-name="Arial Black" fo:font-style="italic" style:font-style-asian="italic" style:font-style-complex="italic" fo:font-size="20pt" style:font-size-asian="20pt" fo:hyphenate="false"/>
    </style:style>
    <style:style style:name="Contents1" style:display-name="Contents 1" style:family="paragraph" style:parent-style-name="Standard" style:next-style-name="Standard" style:auto-update="true">
      <style:paragraph-properties fo:margin-top="0.0833in">
        <style:tab-stops>
          <style:tab-stop style:type="right" style:leader-style="dotted" style:leader-text="." style:position="6.4972in"/>
        </style:tab-stops>
      </style:paragraph-properties>
      <style:text-properties fo:font-weight="bold" style:font-weight-asian="bold" fo:text-transform="uppercase" style:font-size-complex="20pt" fo:hyphenate="false"/>
    </style:style>
    <style:style style:name="Contents2" style:display-name="Contents 2" style:family="paragraph" style:parent-style-name="Standard" style:next-style-name="Standard" style:auto-update="true">
      <style:paragraph-properties>
        <style:tab-stops>
          <style:tab-stop style:type="right" style:leader-style="dotted" style:leader-text="." style:position="6.4972in"/>
        </style:tab-stops>
      </style:paragraph-properties>
      <style:text-properties fo:text-transform="uppercase" style:font-size-complex="16pt" fo:hyphenate="false"/>
    </style:style>
    <style:style style:name="Contents3" style:display-name="Contents 3" style:family="paragraph" style:parent-style-name="Standard" style:next-style-name="Standard" style:auto-update="true">
      <style:paragraph-properties fo:margin-left="0.1666in">
        <style:tab-stops>
          <style:tab-stop style:type="right" style:leader-style="dotted" style:leader-text="." style:position="6.4972in"/>
        </style:tab-stops>
      </style:paragraph-properties>
      <style:text-properties fo:font-size="10pt" style:font-size-asian="10pt" fo:hyphenate="false"/>
    </style:style>
    <style:style style:name="Contents4" style:display-name="Contents 4" style:family="paragraph" style:parent-style-name="Standard" style:next-style-name="Standard" style:auto-update="true">
      <style:paragraph-properties fo:margin-left="0.3333in">
        <style:tab-stops>
          <style:tab-stop style:type="right" style:leader-style="dotted" style:leader-text="." style:position="6.4972in"/>
        </style:tab-stops>
      </style:paragraph-properties>
      <style:text-properties fo:font-size="10pt" style:font-size-asian="10pt" fo:hyphenate="false"/>
    </style:style>
    <style:style style:name="Contents5" style:display-name="Contents 5" style:family="paragraph" style:parent-style-name="Standard" style:next-style-name="Standard" style:auto-update="true">
      <style:paragraph-properties fo:margin-left="0.5in">
        <style:tab-stops>
          <style:tab-stop style:type="right" style:leader-style="dotted" style:leader-text="." style:position="6.3in"/>
        </style:tab-stops>
      </style:paragraph-properties>
      <style:text-properties fo:font-size="10pt" style:font-size-asian="10pt" fo:hyphenate="false"/>
    </style:style>
    <style:style style:name="Contents6" style:display-name="Contents 6" style:family="paragraph" style:parent-style-name="Standard" style:next-style-name="Standard" style:auto-update="true">
      <style:paragraph-properties fo:margin-left="0.6666in">
        <style:tab-stops>
          <style:tab-stop style:type="right" style:leader-style="dotted" style:leader-text="." style:position="6.3in"/>
        </style:tab-stops>
      </style:paragraph-properties>
      <style:text-properties fo:font-size="10pt" style:font-size-asian="10pt" fo:hyphenate="false"/>
    </style:style>
    <style:style style:name="Contents7" style:display-name="Contents 7" style:family="paragraph" style:parent-style-name="Standard" style:next-style-name="Standard" style:auto-update="true">
      <style:paragraph-properties fo:margin-left="0.8333in">
        <style:tab-stops>
          <style:tab-stop style:type="right" style:leader-style="dotted" style:leader-text="." style:position="6.3in"/>
        </style:tab-stops>
      </style:paragraph-properties>
      <style:text-properties fo:font-size="10pt" style:font-size-asian="10pt" fo:hyphenate="false"/>
    </style:style>
    <style:style style:name="Contents8" style:display-name="Contents 8" style:family="paragraph" style:parent-style-name="Standard" style:next-style-name="Standard" style:auto-update="true">
      <style:paragraph-properties fo:margin-top="0.0833in">
        <style:tab-stops>
          <style:tab-stop style:type="right" style:leader-style="dotted" style:leader-text="." style:position="6.4972in"/>
        </style:tab-stops>
      </style:paragraph-properties>
      <style:text-properties fo:font-weight="bold" style:font-weight-asian="bold" fo:text-transform="uppercase" fo:hyphenate="false"/>
    </style:style>
    <style:style style:name="Contents9" style:display-name="Contents 9" style:family="paragraph" style:parent-style-name="Standard" style:next-style-name="Standard" style:auto-update="true">
      <style:paragraph-properties>
        <style:tab-stops>
          <style:tab-stop style:type="right" style:leader-style="dotted" style:leader-text="." style:position="6.4972in"/>
        </style:tab-stops>
      </style:paragraph-properties>
      <style:text-properties fo:text-transform="uppercase" fo:hyphenate="false"/>
    </style:style>
    <style:style style:name="Textoindependiente2" style:display-name="Texto independiente 2" style:family="paragraph" style:parent-style-name="Standard">
      <style:paragraph-properties fo:margin-top="0.0833in"/>
      <style:text-properties fo:color="#181512" fo:letter-spacing="-0.0034in" fo:hyphenate="false"/>
    </style:style>
    <style:style style:name="portada_naranja_medio" style:display-name="portada_naranja_medio" style:family="paragraph" style:parent-style-name="Standard">
      <style:paragraph-properties fo:text-align="center" fo:margin-left="-0.875in" fo:margin-right="-1in" fo:background-color="#FF9900">
        <style:tab-stops/>
      </style:paragraph-properties>
      <style:text-properties style:font-name="Arial" style:font-name-complex="Arial" fo:font-weight="bold" style:font-weight-asian="bold" style:font-weight-complex="bold" fo:font-size="14pt" style:font-size-asian="14pt" fo:hyphenate="false"/>
    </style:style>
    <style:style style:name="Titulo_Portada" style:display-name="Titulo_Portada" style:family="paragraph" style:parent-style-name="Standard">
      <style:paragraph-properties fo:text-align="center"/>
      <style:text-properties style:font-name="Arial" fo:font-weight="bold" style:font-weight-asian="bold" fo:text-transform="uppercase" fo:font-size="24pt" style:font-size-asian="24pt" style:font-size-complex="24pt" fo:language="pt" fo:country="BR" fo:hyphenate="false"/>
    </style:style>
    <style:style style:name="Titulo_Portada_Pequeño" style:display-name="Titulo_Portada_Pequeño" style:family="paragraph" style:parent-style-name="Standard">
      <style:paragraph-properties fo:text-align="center"/>
      <style:text-properties style:font-name="Arial" fo:font-weight="bold" style:font-weight-asian="bold" fo:text-transform="uppercase" fo:font-size="14pt" style:font-size-asian="14pt" style:font-size-complex="18pt" fo:language="pt" fo:country="BR" fo:hyphenate="false"/>
    </style:style>
    <style:style style:name="Enumeración1" style:display-name="Enumeración 1" style:family="paragraph" style:parent-style-name="Standard">
      <style:paragraph-properties fo:margin-top="0.0833in"/>
      <style:text-properties fo:letter-spacing="-0.0034in" style:font-size-complex="10pt" style:language-asian="en" style:country-asian="US" fo:hyphenate="false"/>
    </style:style>
    <style:style style:name="Enumeración1sig" style:display-name="Enumeración 1 sig" style:family="paragraph" style:parent-style-name="Enumeración1">
      <style:paragraph-properties fo:margin-left="0.375in">
        <style:tab-stops/>
      </style:paragraph-properties>
      <style:text-properties fo:hyphenate="false"/>
    </style:style>
    <style:style style:name="Enumeración2" style:display-name="Enumeración 2" style:family="paragraph" style:parent-style-name="Enumeración1">
      <style:paragraph-properties fo:text-indent="-0.125in"/>
      <style:text-properties fo:hyphenate="false"/>
    </style:style>
    <style:style style:name="Enumeración2sig" style:display-name="Enumeración 2 sig" style:family="paragraph" style:parent-style-name="Enumeración2">
      <style:paragraph-properties fo:margin-left="0.5in">
        <style:tab-stops/>
      </style:paragraph-properties>
      <style:text-properties fo:hyphenate="false"/>
    </style:style>
    <style:style style:name="Icono1" style:display-name="Icono 1" style:family="paragraph" style:parent-style-name="Standard">
      <style:paragraph-properties fo:text-align="center" fo:margin-top="0.0416in" fo:line-height="1in" fo:background-color="#E5E5E5"/>
      <style:text-properties style:font-name="Wingdings" fo:font-weight="bold" style:font-weight-asian="bold" fo:color="#FFFFFF" fo:letter-spacing="-0.0069in" fo:font-size="80pt" style:font-size-asian="80pt" style:font-size-complex="10pt" style:language-asian="en" style:country-asian="US" fo:hyphenate="false"/>
    </style:style>
    <style:style style:name="Cita" style:display-name="Cita" style:family="paragraph" style:parent-style-name="Standard">
      <style:paragraph-properties fo:border="0.0104in solid #FFFFFF" fo:padding="0.1666in" style:shadow="none" fo:margin-bottom="0.1666in" fo:margin-left="0.4166in" fo:margin-right="0.4166in">
        <style:tab-stops/>
      </style:paragraph-properties>
      <style:text-properties fo:font-style="italic" style:font-style-asian="italic" style:font-style-complex="italic" fo:letter-spacing="-0.0034in" style:font-size-complex="10pt" style:language-asian="en" style:country-asian="US" fo:hyphenate="false"/>
    </style:style>
    <style:style style:name="Enumeración3" style:display-name="Enumeración 3" style:family="paragraph" style:parent-style-name="Enumeración2">
      <style:paragraph-properties fo:margin-left="0.625in">
        <style:tab-stops/>
      </style:paragraph-properties>
      <style:text-properties fo:hyphenate="false"/>
    </style:style>
    <style:style style:name="Enumeración3sig" style:display-name="Enumeración 3 sig" style:family="paragraph" style:parent-style-name="Enumeración3">
      <style:text-properties fo:hyphenate="false"/>
    </style:style>
    <style:style style:name="Enumeración1numeros" style:display-name="Enumeración 1 numeros" style:family="paragraph" style:parent-style-name="Enumeración1">
      <style:text-properties fo:hyphenate="false"/>
    </style:style>
    <style:style style:name="Codigo" style:display-name="Codigo" style:family="paragraph" style:parent-style-name="Textbody">
      <style:paragraph-properties fo:margin-top="0.0416in" fo:margin-bottom="0in" fo:margin-left="0.625in">
        <style:tab-stops>
          <style:tab-stop style:type="left" style:position="0.875in"/>
          <style:tab-stop style:type="left" style:position="1.125in"/>
          <style:tab-stop style:type="left" style:position="1.375in"/>
          <style:tab-stop style:type="left" style:position="1.625in"/>
          <style:tab-stop style:type="left" style:position="1.875in"/>
          <style:tab-stop style:type="left" style:position="2.125in"/>
          <style:tab-stop style:type="left" style:position="2.375in"/>
          <style:tab-stop style:type="left" style:position="2.625in"/>
          <style:tab-stop style:type="left" style:position="2.875in"/>
          <style:tab-stop style:type="left" style:position="3.125in"/>
          <style:tab-stop style:type="left" style:position="3.375in"/>
        </style:tab-stops>
      </style:paragraph-properties>
      <style:text-properties style:font-name="Arial Narrow" style:font-name-complex="Courier New" fo:color="#181512" fo:font-size="10pt" style:font-size-asian="10pt" style:font-size-complex="7.5pt" fo:language="fr" fo:country="FR" fo:hyphenate="false"/>
    </style:style>
    <style:style style:name="NormalTexto" style:display-name="NormalTexto" style:family="paragraph" style:parent-style-name="Textbody">
      <style:paragraph-properties fo:margin-top="0.0833in" fo:margin-bottom="0in" fo:text-indent="0.0986in">
        <style:tab-stops>
          <style:tab-stop style:type="right" style:position="2.5in"/>
        </style:tab-stops>
      </style:paragraph-properties>
      <style:text-properties style:font-name="Verdana" fo:color="#181512" fo:hyphenate="false"/>
    </style:style>
    <style:style style:name="Enumeracion1" style:display-name="Enumeracion1" style:family="paragraph" style:parent-style-name="Enumeración1">
      <style:text-properties fo:language="en" fo:country="US" fo:hyphenate="false"/>
    </style:style>
    <style:style style:name="Mapadeldocumento" style:display-name="Mapa del documento" style:family="paragraph" style:parent-style-name="Standard">
      <style:paragraph-properties fo:background-color="#000080"/>
      <style:text-properties style:font-name="Tahoma" style:font-name-complex="Tahoma" fo:font-size="10pt" style:font-size-asian="10pt" style:font-size-complex="10pt" fo:hyphenate="false"/>
    </style:style>
    <style:style style:name="Bibliografia" style:display-name="Bibliografia" style:family="paragraph" style:parent-style-name="Standard">
      <style:paragraph-properties fo:margin-top="0.0416in" fo:margin-left="0.2479in" fo:text-indent="-0.2479in">
        <style:tab-stops/>
      </style:paragraph-properties>
      <style:text-properties fo:color="#181512" fo:hyphenate="false"/>
    </style:style>
    <style:style style:name="Titulillo" style:display-name="Titulillo" style:family="paragraph" style:parent-style-name="Standard">
      <style:paragraph-properties fo:margin-top="0.0833in" fo:text-indent="0.0986in">
        <style:tab-stops>
          <style:tab-stop style:type="right" style:position="2.5in"/>
        </style:tab-stops>
      </style:paragraph-properties>
      <style:text-properties fo:font-weight="bold" style:font-weight-asian="bold" fo:font-style="italic" style:font-style-asian="italic" fo:color="#181512" style:text-underline-type="single" style:text-underline-style="solid" style:text-underline-width="auto" style:text-underline-mode="continuous" fo:hyphenate="false"/>
    </style:style>
    <style:style style:name="NormalTextoCar" style:display-name="NormalTexto Car" style:family="paragraph" style:parent-style-name="Textbody">
      <style:paragraph-properties fo:margin-top="0.0833in" fo:margin-bottom="0in" fo:text-indent="0.0986in">
        <style:tab-stops>
          <style:tab-stop style:type="right" style:position="2.5in"/>
        </style:tab-stops>
      </style:paragraph-properties>
      <style:text-properties style:font-name="Garamond" fo:color="#181512" fo:font-size="12pt" style:font-size-asian="12pt" style:font-size-complex="7.5pt" fo:language="en" fo:country="GB" fo:hyphenate="false"/>
    </style:style>
    <style:style style:name="Textocomentario" style:display-name="Texto comentario" style:family="paragraph" style:parent-style-name="Standard">
      <style:text-properties fo:font-size="10pt" style:font-size-asian="10pt" style:font-size-complex="10pt" fo:hyphenate="false"/>
    </style:style>
    <style:style style:name="Asuntodelcomentario" style:display-name="Asunto del comentario" style:family="paragraph" style:parent-style-name="Textocomentario">
      <style:text-properties fo:font-weight="bold" style:font-weight-asian="bold" style:font-weight-complex="bold" fo:hyphenate="false"/>
    </style:style>
    <style:style style:name="Textodeglobo" style:display-name="Texto de globo" style:family="paragraph" style:parent-style-name="Standard">
      <style:text-properties style:font-name="Tahoma" style:font-name-complex="Tahoma" fo:font-size="8pt" style:font-size-asian="8pt" style:font-size-complex="8pt" fo:hyphenate="false"/>
    </style:style>
    <style:style style:name="Textonotapie" style:display-name="Texto nota pie" style:family="paragraph" style:parent-style-name="Standard">
      <style:text-properties fo:font-size="8pt" style:font-size-asian="8pt" style:font-size-complex="10pt" fo:hyphenate="false"/>
    </style:style>
    <style:style style:name="Default" style:display-name="Default" style:family="paragraph">
      <style:paragraph-properties fo:widows="2" fo:orphans="2"/>
      <style:text-properties style:font-name="ITC Franklin Gothic Book" style:font-name-complex="ITC Franklin Gothic Book" fo:color="#000000" fo:font-size="12pt" style:font-size-asian="12pt" style:font-size-complex="12pt" fo:hyphenate="false"/>
    </style:style>
    <style:style style:name="Pa2" style:display-name="Pa2" style:family="paragraph" style:parent-style-name="Default" style:next-style-name="Default">
      <style:paragraph-properties style:line-height-at-least="0.1673in"/>
      <style:text-properties style:font-name-complex="Times New Roman" fo:color="#00000A" fo:hyphenate="false"/>
    </style:style>
    <style:style style:name="bullet_nivel2CarCar" style:display-name="bullet_nivel2 Car Car" style:family="paragraph" style:parent-style-name="Standard">
      <style:paragraph-properties fo:margin-top="0.0416in" fo:margin-bottom="0.0416in" fo:margin-left="0.4451in" fo:text-indent="-0.2479in">
        <style:tab-stops/>
      </style:paragraph-properties>
      <style:text-properties style:font-name="Cambria" style:font-name-complex="Arial" fo:hyphenate="false"/>
    </style:style>
    <style:style style:name="NormalWeb" style:display-name="Normal (Web)" style:family="paragraph" style:parent-style-name="Standard">
      <style:paragraph-properties fo:text-align="start" fo:margin-top="0.1944in" fo:margin-bottom="0.1944in"/>
      <style:text-properties style:font-name="Times New Roman" fo:font-size="12pt" style:font-size-asian="12pt" fo:hyphenate="false"/>
    </style:style>
    <style:style style:name="Párrafonormal" style:display-name="Párrafo normal" style:family="paragraph" style:parent-style-name="Standard">
      <style:paragraph-properties fo:margin-top="0.0833in" fo:text-indent="0.0986in"/>
      <style:text-properties fo:color="#181512" fo:hyphenate="false"/>
    </style:style>
    <style:style style:name="Párrafoenumerado" style:display-name="Párrafo enumerado" style:family="paragraph" style:parent-style-name="Párrafonormal">
      <style:text-properties fo:hyphenate="false"/>
    </style:style>
    <style:style style:name="default0" style:display-name="default" style:family="paragraph" style:parent-style-name="Standard">
      <style:paragraph-properties fo:text-align="start" fo:margin-top="0.1944in" fo:margin-bottom="0.1944in"/>
      <style:text-properties style:font-name="Times New Roman" fo:font-size="12pt" style:font-size-asian="12pt" fo:hyphenate="false"/>
    </style:style>
    <style:style style:name="Pa7" style:display-name="Pa7" style:family="paragraph" style:parent-style-name="Standard" style:next-style-name="Standard">
      <style:paragraph-properties fo:text-align="start" style:line-height-at-least="0.1534in"/>
      <style:text-properties style:font-name-asian="Calibri" fo:font-size="12pt" style:font-size-asian="12pt" style:language-asian="en" style:country-asian="US" fo:hyphenate="false"/>
    </style:style>
    <style:style style:name="Párrafodelista" style:display-name="Párrafo de lista" style:family="paragraph" style:parent-style-name="Standard">
      <style:paragraph-properties fo:text-align="start" fo:margin-bottom="0.1388in" fo:line-height="115%" fo:margin-left="0.5in">
        <style:tab-stops/>
      </style:paragraph-properties>
      <style:text-properties style:font-name-asian="Calibri" style:font-size-complex="11pt" style:language-asian="en" style:country-asian="US" fo:hyphenate="false"/>
    </style:style>
    <style:style style:name="Tablaconcuadrícula1" style:display-name="Tabla con cuadrícula1" style:family="paragraph">
      <style:paragraph-properties fo:widows="2" fo:orphans="2"/>
      <style:text-properties style:font-name="Cambria" style:font-name-asian="ヒラギノ角ゴ Pro W3" fo:color="#000000" fo:language="en" fo:country="US" style:language-asian="en" style:country-asian="US" fo:hyphenate="false"/>
    </style:style>
    <style:style style:name="Párrafoenumerado2" style:display-name="Párrafo enumerado2" style:family="paragraph" style:parent-style-name="Párrafoenumerado">
      <style:paragraph-properties fo:margin-left="1.0986in" fo:text-indent="-0.25in">
        <style:tab-stops>
          <style:tab-stop style:type="left" style:position="1.125in"/>
        </style:tab-stops>
      </style:paragraph-properties>
      <style:text-properties fo:hyphenate="false"/>
    </style:style>
    <style:style style:name="Figura" style:display-name="Figura" style:family="paragraph" style:parent-style-name="Standard">
      <style:paragraph-properties fo:text-align="center" fo:margin-top="0.1666in" fo:margin-bottom="0.0833in"/>
      <style:text-properties style:font-name-asian="Calibri" style:font-size-complex="11pt" style:language-asian="en" style:country-asian="US" fo:hyphenate="false"/>
    </style:style>
    <style:style style:name="Pa9" style:display-name="Pa9" style:family="paragraph" style:parent-style-name="Standard" style:next-style-name="Standard">
      <style:paragraph-properties fo:text-align="start" style:line-height-at-least="0.1395in"/>
      <style:text-properties style:font-name="Arial" style:font-name-asian="SimSun" fo:font-size="12pt" style:font-size-asian="12pt" style:language-asian="zh" style:country-asian="CN" fo:hyphenate="false"/>
    </style:style>
    <style:style style:name="Pa6" style:display-name="Pa6" style:family="paragraph" style:parent-style-name="Standard" style:next-style-name="Standard">
      <style:paragraph-properties fo:text-align="start" style:line-height-at-least="0.1395in"/>
      <style:text-properties style:font-name="Arial" style:font-name-asian="SimSun" fo:font-size="12pt" style:font-size-asian="12pt" style:language-asian="zh" style:country-asian="CN" fo:hyphenate="false"/>
    </style:style>
    <style:style style:name="Tableau" style:display-name="Tableau" style:family="paragraph" style:parent-style-name="Standard">
      <style:paragraph-properties fo:text-align="start" fo:margin-top="0.0416in" fo:margin-bottom="0.0416in" fo:line-height="130%" fo:text-indent="0.4923in"/>
      <style:text-properties style:font-size-complex="10pt" fo:language="en" fo:country="GB" style:language-asian="fr" style:country-asian="FR" fo:hyphenate="false"/>
    </style:style>
    <style:style style:name="EstiloEnumeracion1LatinaNegrita" style:display-name="Estilo Enumeracion1 + (Latina) Negrita" style:family="paragraph" style:parent-style-name="Enumeracion1">
      <style:text-properties fo:hyphenate="false"/>
    </style:style>
    <style:style style:name="EstiloEstiloEnumeracion1LatinaNegritaNegrita" style:display-name="Estilo Estilo Enumeracion1 + (Latina) Negrita + Negrita" style:family="paragraph" style:parent-style-name="Enumeracion1">
      <style:text-properties fo:font-weight="bold" style:font-weight-asian="bold" style:font-weight-complex="bold" fo:hyphenate="false"/>
    </style:style>
    <style:style style:name="Númerodepágina" style:display-name="Número de página" style:family="text" style:parent-style-name="Fuentedepárrafopredeter."/>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Énfasis" style:display-name="Énfasis" style:family="text">
      <style:text-properties style:font-name="Arial Black" fo:font-size="9pt" style:font-size-asian="9pt" style:language-complex="ar" style:country-complex="SA"/>
    </style:style>
    <style:style style:name="hps" style:display-name="hps" style:family="text" style:parent-style-name="Fuentedepárrafopredeter."/>
    <style:style style:name="hpsatn" style:display-name="hps atn" style:family="text" style:parent-style-name="Fuentedepárrafopredeter."/>
    <style:style style:name="gt-icon-text" style:display-name="gt-icon-text" style:family="text" style:parent-style-name="Fuentedepárrafopredeter."/>
    <style:style style:name="NormalTextoCarCar" style:display-name="NormalTexto Car Car" style:family="text">
      <style:text-properties style:font-name="Garamond" fo:color="#181512" fo:font-size="12pt" style:font-size-asian="12pt" style:font-size-complex="7.5pt" fo:language="en" fo:country="GB" style:language-asian="es" style:country-asian="ES" style:language-complex="ar" style:country-complex="SA"/>
    </style:style>
    <style:style style:name="Enumeración1Car" style:display-name="Enumeración 1 Car" style:family="text">
      <style:text-properties style:font-name="Calibri" fo:letter-spacing="-0.0034in" fo:font-size="11pt" style:font-size-asian="11pt" style:language-asian="en" style:country-asian="US"/>
    </style:style>
    <style:style style:name="Ref.decomentario" style:display-name="Ref. de comentario" style:family="text">
      <style:text-properties fo:font-size="8pt" style:font-size-asian="8pt" style:font-size-complex="8pt"/>
    </style:style>
    <style:style style:name="Ref.denotaalpie" style:display-name="Ref. de nota al pie" style:family="text">
      <style:text-properties style:text-position="super 63.6%"/>
    </style:style>
    <style:style style:name="TextoindependienteCar" style:display-name="Texto independiente Car" style:family="text">
      <style:text-properties style:font-name="Verdana" style:font-size-complex="12pt"/>
    </style:style>
    <style:style style:name="PárrafonormalCar" style:display-name="Párrafo normal Car" style:family="text">
      <style:text-properties style:font-name="Verdana" fo:color="#181512" style:font-size-complex="12pt"/>
    </style:style>
    <style:style style:name="A3" style:display-name="A3" style:family="text">
      <style:text-properties style:font-name-complex="Calibri" fo:color="#323232"/>
    </style:style>
    <style:style style:name="PárrafonormalCar1" style:display-name="Párrafo normal Car1" style:family="text">
      <style:text-properties style:font-name="Verdana" fo:color="#181512" style:font-size-complex="12pt"/>
    </style:style>
    <style:style style:name="PárrafoenumeradoCar" style:display-name="Párrafo enumerado Car" style:family="text" style:parent-style-name="PárrafonormalCar1">
      <style:text-properties style:font-name="Calibri" fo:color="#181512" fo:font-size="11pt" style:font-size-asian="11pt" style:font-size-complex="12pt"/>
    </style:style>
    <style:style style:name="Párrafoenumerado2Car" style:display-name="Párrafo enumerado2 Car" style:family="text" style:parent-style-name="PárrafoenumeradoCar">
      <style:text-properties style:font-name="Verdana" fo:color="#181512" fo:font-size="11pt" style:font-size-asian="11pt" style:font-size-complex="12pt"/>
    </style:style>
    <style:style style:name="NormalTextoCar1" style:display-name="NormalTexto Car1" style:family="text">
      <style:text-properties style:font-name="Verdana" fo:color="#181512" style:font-size-complex="12pt" fo:language="es" fo:country="ES" style:language-asian="es" style:country-asian="ES" style:language-complex="ar" style:country-complex="SA"/>
    </style:style>
    <style:style style:name="FiguraCar" style:display-name="Figura Car" style:family="text">
      <style:text-properties style:font-name="Calibri" style:font-name-asian="Calibri" style:font-name-complex="Times New Roman" fo:font-size="11pt" style:font-size-asian="11pt" style:font-size-complex="11pt" style:language-asian="en" style:country-asian="US"/>
    </style:style>
    <style:style style:name="PárrafodelistaCar" style:display-name="Párrafo de lista Car" style:family="text">
      <style:text-properties style:font-name="Calibri" style:font-name-asian="Calibri" fo:font-size="11pt" style:font-size-asian="11pt" style:font-size-complex="11pt" style:language-asian="en" style:country-asian="US"/>
    </style:style>
    <style:style style:name="TextocomentarioCar" style:display-name="Texto comentario Car" style:family="text">
      <style:text-properties style:font-name="Verdana" fo:language="es" fo:country="ES" style:language-asian="es" style:country-asian="ES" style:language-complex="ar" style:country-complex="SA"/>
    </style:style>
    <style:style style:name="TextonotapieCar" style:display-name="Texto nota pie Car" style:family="text">
      <style:text-properties style:font-name="Calibri" fo:font-size="8pt" style:font-size-asian="8pt"/>
    </style:style>
    <style:style style:name="Enumeracion1CarCar" style:display-name="Enumeracion1 Car Car" style:family="text">
      <style:text-properties style:font-name="Calibri" fo:letter-spacing="-0.0034in" fo:font-size="11pt" style:font-size-asian="11pt" fo:language="en" fo:country="US" style:language-asian="en" style:country-asian="US"/>
    </style:style>
    <style:style style:name="EstiloEnumeracion1LatinaNegritaCarCar" style:display-name="Estilo Enumeracion1 + (Latina) Negrita Car Car" style:family="text" style:parent-style-name="Enumeracion1CarCar">
      <style:text-properties style:font-name="Calibri" fo:letter-spacing="-0.0034in" fo:font-size="11pt" style:font-size-asian="11pt" fo:language="en" fo:country="US" style:language-asian="en" style:country-asian="US"/>
    </style:style>
    <style:style style:name="EstiloEstiloEnumeracion1LatinaNegritaNegritaCar" style:display-name="Estilo Estilo Enumeracion1 + (Latina) Negrita + Negrita Car" style:family="text">
      <style:text-properties style:font-name="Calibri" fo:font-weight="bold" style:font-weight-asian="bold" style:font-weight-complex="bold" fo:letter-spacing="-0.0034in" fo:font-size="11pt" style:font-size-asian="11pt" style:language-asian="en" style:country-asian="US"/>
    </style:style>
    <style:style style:name="ListLabel1" style:display-name="ListLabel 1" style:family="text">
      <style:text-properties fo:font-weight="bold" style:font-weight-asian="bold" fo:font-style="normal" style:font-style-asian="normal" fo:font-size="8pt" style:font-size-asian="8pt"/>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Times New Roman"/>
    </style:style>
    <style:style style:name="ListLabel9" style:display-name="ListLabel 9" style:family="text">
      <style:text-properties style:font-name-asian="SimSun" style:font-name-complex="Times New Roman"/>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text:list-style style:name="NoList" style:display-name="No List">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style>
    <style:style style:name="WW_CharLFO3LVL1" style:family="text">
      <style:text-properties style:font-name="Symbol" fo:font-weight="bold" style:font-weight-asian="bold" fo:font-style="normal" style:font-style-asian="normal" fo:font-size="8pt" style:font-size-asian="8pt"/>
    </style:style>
    <text:list-style style:name="WWNum1" style:display-name="WWNum1">
      <text:list-level-style-bullet text:level="1" text:style-name="WW_CharLFO3LVL1" text:bullet-char="">
        <style:list-level-properties/>
        <style:text-properties style:font-name="Symbol"/>
      </text:list-level-style-bullet>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2" style:display-name="WWNum2">
      <text:list-level-style-bullet text:level="1" text:bullet-char="Э">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3" style:display-name="WWNum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4" style:display-name="WWNum4">
      <text:list-level-style-number text:level="1" style:num-prefix="Capítulo "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5" style:display-name="WWNum5">
      <text:list-level-style-number text:level="1" style:num-prefix="Capítulo "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prefix="Anexo " style:num-suffix="." style:num-format="I">
        <style:list-level-properties/>
      </text:list-level-style-number>
      <text:list-level-style-number text:level="9" style:num-prefix="Anexo " style:num-suffix="." style:num-format="I" text:display-levels="9">
        <style:list-level-properties/>
      </text:list-level-style-number>
    </text:list-style>
    <style:style style:name="WW_CharLFO8LVL1" style:family="text">
      <style:text-properties style:font-name="Courier New"/>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WWNum6" style:display-name="WWNum6">
      <text:list-level-style-bullet text:level="1" text:style-name="WW_CharLFO8LVL1" text:bullet-char="o">
        <style:list-level-properties/>
        <style:text-properties style:font-name="Courier New"/>
      </text:list-level-style-bullet>
      <text:list-level-style-bullet text:level="2" text:style-name="WW_CharLFO8LVL2" text:bullet-char="o">
        <style:list-level-properties/>
        <style:text-properties style:font-name="Courier New"/>
      </text:list-level-style-bullet>
      <text:list-level-style-bullet text:level="3" text:style-name="WW_CharLFO8LVL3" text:bullet-char="">
        <style:list-level-properties/>
        <style:text-properties style:font-name="Wingdings"/>
      </text:list-level-style-bullet>
      <text:list-level-style-bullet text:level="4" text:style-name="WW_CharLFO8LVL4" text:bullet-char="">
        <style:list-level-properties/>
        <style:text-properties style:font-name="Symbol"/>
      </text:list-level-style-bullet>
      <text:list-level-style-bullet text:level="5" text:style-name="WW_CharLFO8LVL5" text:bullet-char="o">
        <style:list-level-properties/>
        <style:text-properties style:font-name="Courier New"/>
      </text:list-level-style-bullet>
      <text:list-level-style-bullet text:level="6" text:style-name="WW_CharLFO8LVL6" text:bullet-char="">
        <style:list-level-properties/>
        <style:text-properties style:font-name="Wingdings"/>
      </text:list-level-style-bullet>
      <text:list-level-style-bullet text:level="7" text:style-name="WW_CharLFO8LVL7" text:bullet-char="">
        <style:list-level-properties/>
        <style:text-properties style:font-name="Symbol"/>
      </text:list-level-style-bullet>
      <text:list-level-style-bullet text:level="8" text:style-name="WW_CharLFO8LVL8" text:bullet-char="o">
        <style:list-level-properties/>
        <style:text-properties style:font-name="Courier New"/>
      </text:list-level-style-bullet>
      <text:list-level-style-bullet text:level="9" text:style-name="WW_CharLFO8LVL9" text:bullet-char="">
        <style:list-level-properties/>
        <style:text-properties style:font-name="Wingdings"/>
      </text:list-level-style-bullet>
    </text:list-style>
    <style:style style:name="WW_CharLFO9LVL1" style:family="text">
      <style:text-properties style:font-name="Wingding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text:list-style style:name="WWNum7" style:display-name="WWNum7">
      <text:list-level-style-bullet text:level="1" text:style-name="WW_CharLFO9LVL1" text:bullet-char="">
        <style:list-level-properties/>
        <style:text-properties style:font-name="Wingdings"/>
      </text:list-level-style-bullet>
      <text:list-level-style-bullet text:level="2" text:style-name="WW_CharLFO9LVL2" text:bullet-char="o">
        <style:list-level-properties/>
        <style:text-properties style:font-name="Courier New"/>
      </text:list-level-style-bullet>
      <text:list-level-style-bullet text:level="3" text:style-name="WW_CharLFO9LVL3" text:bullet-char="">
        <style:list-level-properties/>
        <style:text-properties style:font-name="Wingdings"/>
      </text:list-level-style-bullet>
      <text:list-level-style-bullet text:level="4" text:style-name="WW_CharLFO9LVL4" text:bullet-char="">
        <style:list-level-properties/>
        <style:text-properties style:font-name="Symbol"/>
      </text:list-level-style-bullet>
      <text:list-level-style-bullet text:level="5" text:style-name="WW_CharLFO9LVL5" text:bullet-char="o">
        <style:list-level-properties/>
        <style:text-properties style:font-name="Courier New"/>
      </text:list-level-style-bullet>
      <text:list-level-style-bullet text:level="6" text:style-name="WW_CharLFO9LVL6" text:bullet-char="">
        <style:list-level-properties/>
        <style:text-properties style:font-name="Wingdings"/>
      </text:list-level-style-bullet>
      <text:list-level-style-bullet text:level="7" text:style-name="WW_CharLFO9LVL7" text:bullet-char="">
        <style:list-level-properties/>
        <style:text-properties style:font-name="Symbol"/>
      </text:list-level-style-bullet>
      <text:list-level-style-bullet text:level="8" text:style-name="WW_CharLFO9LVL8" text:bullet-char="o">
        <style:list-level-properties/>
        <style:text-properties style:font-name="Courier New"/>
      </text:list-level-style-bullet>
      <text:list-level-style-bullet text:level="9" text:style-name="WW_CharLFO9LVL9" text:bullet-char="">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text:list-style style:name="WWNum8" style:display-name="WWNum8">
      <text:list-level-style-bullet text:level="1" text:style-name="WW_CharLFO10LVL1" text:bullet-char="">
        <style:list-level-properties/>
        <style:text-properties style:font-name="Symbol"/>
      </text:list-level-style-bullet>
      <text:list-level-style-bullet text:level="2" text:style-name="WW_CharLFO10LVL2" text:bullet-char="o">
        <style:list-level-properties/>
        <style:text-properties style:font-name="Courier New"/>
      </text:list-level-style-bullet>
      <text:list-level-style-bullet text:level="3" text:style-name="WW_CharLFO10LVL3" text:bullet-char="">
        <style:list-level-properties/>
        <style:text-properties style:font-name="Wingdings"/>
      </text:list-level-style-bullet>
      <text:list-level-style-bullet text:level="4" text:style-name="WW_CharLFO10LVL4" text:bullet-char="">
        <style:list-level-properties/>
        <style:text-properties style:font-name="Symbol"/>
      </text:list-level-style-bullet>
      <text:list-level-style-bullet text:level="5" text:style-name="WW_CharLFO10LVL5" text:bullet-char="o">
        <style:list-level-properties/>
        <style:text-properties style:font-name="Courier New"/>
      </text:list-level-style-bullet>
      <text:list-level-style-bullet text:level="6" text:style-name="WW_CharLFO10LVL6" text:bullet-char="">
        <style:list-level-properties/>
        <style:text-properties style:font-name="Wingdings"/>
      </text:list-level-style-bullet>
      <text:list-level-style-bullet text:level="7" text:style-name="WW_CharLFO10LVL7" text:bullet-char="">
        <style:list-level-properties/>
        <style:text-properties style:font-name="Symbol"/>
      </text:list-level-style-bullet>
      <text:list-level-style-bullet text:level="8" text:style-name="WW_CharLFO10LVL8" text:bullet-char="o">
        <style:list-level-properties/>
        <style:text-properties style:font-name="Courier New"/>
      </text:list-level-style-bullet>
      <text:list-level-style-bullet text:level="9" text:style-name="WW_CharLFO10LVL9" text:bullet-char="">
        <style:list-level-properties/>
        <style:text-properties style:font-name="Wingdings"/>
      </text:list-level-style-bullet>
    </text:list-style>
    <text:list-style style:name="WWNum9" style:display-name="WWNum9">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0" style:display-name="WWNum10">
      <text:list-level-style-bullet text:level="1" text:style-name="WW_CharLFO12LVL1" text:bullet-char="">
        <style:list-level-properties/>
        <style:text-properties style:font-name="Symbol"/>
      </text:list-level-style-bullet>
      <text:list-level-style-bullet text:level="2" text:style-name="WW_CharLFO12LVL2" text:bullet-char="o">
        <style:list-level-properties/>
        <style:text-properties style:font-name="Courier New"/>
      </text:list-level-style-bullet>
      <text:list-level-style-bullet text:level="3" text:style-name="WW_CharLFO12LVL3" text:bullet-char="">
        <style:list-level-properties/>
        <style:text-properties style:font-name="Wingdings"/>
      </text:list-level-style-bullet>
      <text:list-level-style-bullet text:level="4" text:style-name="WW_CharLFO12LVL4" text:bullet-char="">
        <style:list-level-properties/>
        <style:text-properties style:font-name="Symbol"/>
      </text:list-level-style-bullet>
      <text:list-level-style-bullet text:level="5" text:style-name="WW_CharLFO12LVL5" text:bullet-char="o">
        <style:list-level-properties/>
        <style:text-properties style:font-name="Courier New"/>
      </text:list-level-style-bullet>
      <text:list-level-style-bullet text:level="6" text:style-name="WW_CharLFO12LVL6" text:bullet-char="">
        <style:list-level-properties/>
        <style:text-properties style:font-name="Wingdings"/>
      </text:list-level-style-bullet>
      <text:list-level-style-bullet text:level="7" text:style-name="WW_CharLFO12LVL7" text:bullet-char="">
        <style:list-level-properties/>
        <style:text-properties style:font-name="Symbol"/>
      </text:list-level-style-bullet>
      <text:list-level-style-bullet text:level="8" text:style-name="WW_CharLFO12LVL8" text:bullet-char="o">
        <style:list-level-properties/>
        <style:text-properties style:font-name="Courier New"/>
      </text:list-level-style-bullet>
      <text:list-level-style-bullet text:level="9" text:style-name="WW_CharLFO12LVL9" text:bullet-char="">
        <style:list-level-properties/>
        <style:text-properties style:font-name="Wingdings"/>
      </text:list-level-style-bullet>
    </text:list-style>
    <text:list-style style:name="WWNum11" style:display-name="WWNum11">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2" style:display-name="WWNum12">
      <text:list-level-style-bullet text:level="1" text:style-name="WW_CharLFO14LVL1" text:bullet-char="">
        <style:list-level-properties/>
        <style:text-properties style:font-name="Symbol"/>
      </text:list-level-style-bullet>
      <text:list-level-style-bullet text:level="2" text:style-name="WW_CharLFO14LVL2" text:bullet-char="o">
        <style:list-level-properties/>
        <style:text-properties style:font-name="Courier New"/>
      </text:list-level-style-bullet>
      <text:list-level-style-bullet text:level="3" text:style-name="WW_CharLFO14LVL3" text:bullet-char="">
        <style:list-level-properties/>
        <style:text-properties style:font-name="Wingdings"/>
      </text:list-level-style-bullet>
      <text:list-level-style-bullet text:level="4" text:style-name="WW_CharLFO14LVL4" text:bullet-char="">
        <style:list-level-properties/>
        <style:text-properties style:font-name="Symbol"/>
      </text:list-level-style-bullet>
      <text:list-level-style-bullet text:level="5" text:style-name="WW_CharLFO14LVL5" text:bullet-char="o">
        <style:list-level-properties/>
        <style:text-properties style:font-name="Courier New"/>
      </text:list-level-style-bullet>
      <text:list-level-style-bullet text:level="6" text:style-name="WW_CharLFO14LVL6" text:bullet-char="">
        <style:list-level-properties/>
        <style:text-properties style:font-name="Wingdings"/>
      </text:list-level-style-bullet>
      <text:list-level-style-bullet text:level="7" text:style-name="WW_CharLFO14LVL7" text:bullet-char="">
        <style:list-level-properties/>
        <style:text-properties style:font-name="Symbol"/>
      </text:list-level-style-bullet>
      <text:list-level-style-bullet text:level="8" text:style-name="WW_CharLFO14LVL8" text:bullet-char="o">
        <style:list-level-properties/>
        <style:text-properties style:font-name="Courier New"/>
      </text:list-level-style-bullet>
      <text:list-level-style-bullet text:level="9" text:style-name="WW_CharLFO14LVL9" text:bullet-char="">
        <style:list-level-properties/>
        <style:text-properties style:font-name="Wingdings"/>
      </text:list-level-style-bullet>
    </text:list-style>
    <style:style style:name="WW_CharLFO15LVL1" style:family="text">
      <style:text-properties style:font-name-complex="Times New Roman"/>
    </style:style>
    <style:style style:name="WW_CharLFO15LVL2" style:family="text">
      <style:text-properties style:font-name-asian="SimSun" style:font-name-complex="Times New Roman"/>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3" style:display-name="WWNum13">
      <text:list-level-style-bullet text:level="1" text:style-name="WW_CharLFO15LVL1" text:bullet-char="-">
        <style:list-level-properties/>
        <style:text-properties style:font-name="Times New Roman"/>
      </text:list-level-style-bullet>
      <text:list-level-style-bullet text:level="2" text:style-name="WW_CharLFO15LVL2" text:bullet-char="-">
        <style:list-level-properties/>
        <style:text-properties style:font-name="Times New Roman"/>
      </text:list-level-style-bullet>
      <text:list-level-style-bullet text:level="3" text:style-name="WW_CharLFO15LVL3" text:bullet-char="">
        <style:list-level-properties/>
        <style:text-properties style:font-name="Wingdings"/>
      </text:list-level-style-bullet>
      <text:list-level-style-bullet text:level="4" text:style-name="WW_CharLFO15LVL4" text:bullet-char="">
        <style:list-level-properties/>
        <style:text-properties style:font-name="Symbol"/>
      </text:list-level-style-bullet>
      <text:list-level-style-bullet text:level="5" text:style-name="WW_CharLFO15LVL5" text:bullet-char="o">
        <style:list-level-properties/>
        <style:text-properties style:font-name="Courier New"/>
      </text:list-level-style-bullet>
      <text:list-level-style-bullet text:level="6" text:style-name="WW_CharLFO15LVL6" text:bullet-char="">
        <style:list-level-properties/>
        <style:text-properties style:font-name="Wingdings"/>
      </text:list-level-style-bullet>
      <text:list-level-style-bullet text:level="7" text:style-name="WW_CharLFO15LVL7" text:bullet-char="">
        <style:list-level-properties/>
        <style:text-properties style:font-name="Symbol"/>
      </text:list-level-style-bullet>
      <text:list-level-style-bullet text:level="8" text:style-name="WW_CharLFO15LVL8" text:bullet-char="o">
        <style:list-level-properties/>
        <style:text-properties style:font-name="Courier New"/>
      </text:list-level-style-bullet>
      <text:list-level-style-bullet text:level="9" text:style-name="WW_CharLFO15LVL9" text:bullet-char="">
        <style:list-level-properties/>
        <style:text-properties style:font-name="Wingdings"/>
      </text:list-level-style-bullet>
    </text:list-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4" style:display-name="WWNum14">
      <text:list-level-style-bullet text:level="1" text:style-name="WW_CharLFO16LVL1" text:bullet-char="">
        <style:list-level-properties/>
        <style:text-properties style:font-name="Symbol"/>
      </text:list-level-style-bullet>
      <text:list-level-style-bullet text:level="2" text:style-name="WW_CharLFO16LVL2" text:bullet-char="o">
        <style:list-level-properties/>
        <style:text-properties style:font-name="Courier New"/>
      </text:list-level-style-bullet>
      <text:list-level-style-bullet text:level="3" text:style-name="WW_CharLFO16LVL3" text:bullet-char="">
        <style:list-level-properties/>
        <style:text-properties style:font-name="Wingdings"/>
      </text:list-level-style-bullet>
      <text:list-level-style-bullet text:level="4" text:style-name="WW_CharLFO16LVL4" text:bullet-char="">
        <style:list-level-properties/>
        <style:text-properties style:font-name="Symbol"/>
      </text:list-level-style-bullet>
      <text:list-level-style-bullet text:level="5" text:style-name="WW_CharLFO16LVL5" text:bullet-char="o">
        <style:list-level-properties/>
        <style:text-properties style:font-name="Courier New"/>
      </text:list-level-style-bullet>
      <text:list-level-style-bullet text:level="6" text:style-name="WW_CharLFO16LVL6" text:bullet-char="">
        <style:list-level-properties/>
        <style:text-properties style:font-name="Wingdings"/>
      </text:list-level-style-bullet>
      <text:list-level-style-bullet text:level="7" text:style-name="WW_CharLFO16LVL7" text:bullet-char="">
        <style:list-level-properties/>
        <style:text-properties style:font-name="Symbol"/>
      </text:list-level-style-bullet>
      <text:list-level-style-bullet text:level="8" text:style-name="WW_CharLFO16LVL8" text:bullet-char="o">
        <style:list-level-properties/>
        <style:text-properties style:font-name="Courier New"/>
      </text:list-level-style-bullet>
      <text:list-level-style-bullet text:level="9" text:style-name="WW_CharLFO16LVL9" text:bullet-char="">
        <style:list-level-properties/>
        <style:text-properties style:font-name="Wingdings"/>
      </text:list-level-style-bullet>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5" style:display-name="WWNum15">
      <text:list-level-style-bullet text:level="1" text:style-name="WW_CharLFO17LVL1" text:bullet-char="">
        <style:list-level-properties/>
        <style:text-properties style:font-name="Symbol"/>
      </text:list-level-style-bullet>
      <text:list-level-style-bullet text:level="2" text:style-name="WW_CharLFO17LVL2" text:bullet-char="o">
        <style:list-level-properties/>
        <style:text-properties style:font-name="Courier New"/>
      </text:list-level-style-bullet>
      <text:list-level-style-bullet text:level="3" text:style-name="WW_CharLFO17LVL3" text:bullet-char="">
        <style:list-level-properties/>
        <style:text-properties style:font-name="Wingdings"/>
      </text:list-level-style-bullet>
      <text:list-level-style-bullet text:level="4" text:style-name="WW_CharLFO17LVL4" text:bullet-char="">
        <style:list-level-properties/>
        <style:text-properties style:font-name="Symbol"/>
      </text:list-level-style-bullet>
      <text:list-level-style-bullet text:level="5" text:style-name="WW_CharLFO17LVL5" text:bullet-char="o">
        <style:list-level-properties/>
        <style:text-properties style:font-name="Courier New"/>
      </text:list-level-style-bullet>
      <text:list-level-style-bullet text:level="6" text:style-name="WW_CharLFO17LVL6" text:bullet-char="">
        <style:list-level-properties/>
        <style:text-properties style:font-name="Wingdings"/>
      </text:list-level-style-bullet>
      <text:list-level-style-bullet text:level="7" text:style-name="WW_CharLFO17LVL7" text:bullet-char="">
        <style:list-level-properties/>
        <style:text-properties style:font-name="Symbol"/>
      </text:list-level-style-bullet>
      <text:list-level-style-bullet text:level="8" text:style-name="WW_CharLFO17LVL8" text:bullet-char="o">
        <style:list-level-properties/>
        <style:text-properties style:font-name="Courier New"/>
      </text:list-level-style-bullet>
      <text:list-level-style-bullet text:level="9" text:style-name="WW_CharLFO17LVL9" text:bullet-char="">
        <style:list-level-properties/>
        <style:text-properties style:font-name="Wingdings"/>
      </text:list-level-style-bullet>
    </text:list-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6" style:display-name="WWNum16">
      <text:list-level-style-bullet text:level="1" text:style-name="WW_CharLFO18LVL1" text:bullet-char="">
        <style:list-level-properties/>
        <style:text-properties style:font-name="Symbol"/>
      </text:list-level-style-bullet>
      <text:list-level-style-bullet text:level="2" text:style-name="WW_CharLFO18LVL2" text:bullet-char="o">
        <style:list-level-properties/>
        <style:text-properties style:font-name="Courier New"/>
      </text:list-level-style-bullet>
      <text:list-level-style-bullet text:level="3" text:style-name="WW_CharLFO18LVL3" text:bullet-char="">
        <style:list-level-properties/>
        <style:text-properties style:font-name="Wingdings"/>
      </text:list-level-style-bullet>
      <text:list-level-style-bullet text:level="4" text:style-name="WW_CharLFO18LVL4" text:bullet-char="">
        <style:list-level-properties/>
        <style:text-properties style:font-name="Symbol"/>
      </text:list-level-style-bullet>
      <text:list-level-style-bullet text:level="5" text:style-name="WW_CharLFO18LVL5" text:bullet-char="o">
        <style:list-level-properties/>
        <style:text-properties style:font-name="Courier New"/>
      </text:list-level-style-bullet>
      <text:list-level-style-bullet text:level="6" text:style-name="WW_CharLFO18LVL6" text:bullet-char="">
        <style:list-level-properties/>
        <style:text-properties style:font-name="Wingdings"/>
      </text:list-level-style-bullet>
      <text:list-level-style-bullet text:level="7" text:style-name="WW_CharLFO18LVL7" text:bullet-char="">
        <style:list-level-properties/>
        <style:text-properties style:font-name="Symbol"/>
      </text:list-level-style-bullet>
      <text:list-level-style-bullet text:level="8" text:style-name="WW_CharLFO18LVL8" text:bullet-char="o">
        <style:list-level-properties/>
        <style:text-properties style:font-name="Courier New"/>
      </text:list-level-style-bullet>
      <text:list-level-style-bullet text:level="9" text:style-name="WW_CharLFO18LVL9" text:bullet-char="">
        <style:list-level-properties/>
        <style:text-properties style:font-name="Wingdings"/>
      </text:list-level-style-bullet>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suffix="." style:num-format="1" text:display-levels="4">
        <style:list-level-properties/>
      </text:outline-level-style>
      <text:outline-level-style text:level="5" style:num-suffix="." style:num-format="1" text:display-levels="5">
        <style:list-level-properties/>
      </text:outline-level-style>
      <text:outline-level-style text:level="6" style:num-suffix="." style:num-format="1" text:display-levels="6">
        <style:list-level-properties/>
      </text:outline-level-style>
      <text:outline-level-style text:level="7" style:num-suffix="." style:num-format="1" text:display-levels="7">
        <style:list-level-properties/>
      </text:outline-level-style>
      <text:outline-level-style text:level="8" style:num-prefix="Anexo " style:num-suffix="." style:num-format="I">
        <style:list-level-properties/>
      </text:outline-level-style>
      <text:outline-level-style text:level="9" style:num-prefix="Anexo " style:num-suffix="." style:num-format="I" text:display-levels="9">
        <style:list-level-properties/>
      </text:outline-level-style>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8861in" fo:margin-left="0.8861in" fo:margin-bottom="0.8861in" fo:margin-right="0.8861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4923in" fo:margin-left="0.8861in" fo:margin-bottom="0.4923in" fo:margin-right="0.8861in" style:num-format="i"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16" style:parent-style-name="Encabezado" style:family="paragraph">
      <style:paragraph-properties fo:border-top="none" fo:border-left="none" fo:border-bottom="0.0208in double #00000A" style:border-line-width-bottom="0.0069in 0.0069in 0.0069in" fo:border-right="none" fo:padding-top="0in" fo:padding-left="0in" fo:padding-bottom="0.0138in" fo:padding-right="0in" style:shadow="none">
        <style:tab-stops>
          <style:tab-stop style:type="right" style:position="6.375in"/>
          <style:tab-stop style:type="right" style:position="6.4972in"/>
        </style:tab-stops>
      </style:paragraph-properties>
    </style:style>
    <style:style style:name="T17" style:parent-style-name="Fuentedepárrafopredeter." style:family="text">
      <style:text-properties fo:font-style="italic" style:font-style-asian="italic" style:font-size-complex="10pt"/>
    </style:style>
    <style:style style:name="T18" style:parent-style-name="Fuentedepárrafopredeter." style:family="text">
      <style:text-properties fo:font-style="italic" style:font-style-asian="italic" style:font-size-complex="10pt"/>
    </style:style>
    <style:style style:name="T19" style:parent-style-name="Fuentedepárrafopredeter." style:family="text">
      <style:text-properties fo:font-style="italic" style:font-style-asian="italic" style:font-size-complex="10pt"/>
    </style:style>
    <style:style style:name="T20" style:parent-style-name="Númerodepágina" style:family="text">
      <style:text-properties fo:font-style="italic" style:font-style-asian="italic" style:font-size-complex="10pt"/>
    </style:style>
    <style:style style:name="P21" style:parent-style-name="Piedepágina" style:family="paragraph">
      <style:paragraph-properties fo:border="0.0208in double #00000A" style:border-line-width="0.0069in 0.0069in 0.0069in" fo:padding="0in" style:shadow="none"/>
    </style:style>
    <style:page-layout style:name="PL2">
      <style:page-layout-properties fo:page-width="8.268in" fo:page-height="11.693in" style:print-orientation="portrait" fo:margin-top="0.4923in" fo:margin-left="0.8861in" fo:margin-bottom="0.4923in" fo:margin-right="0.8861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31" style:parent-style-name="Encabezado" style:family="paragraph">
      <style:paragraph-properties fo:border-top="none" fo:border-left="none" fo:border-bottom="0.0208in double #00000A" style:border-line-width-bottom="0.0069in 0.0069in 0.0069in" fo:border-right="none" fo:padding-top="0in" fo:padding-left="0in" fo:padding-bottom="0.0138in" fo:padding-right="0in" style:shadow="none">
        <style:tab-stops>
          <style:tab-stop style:type="right" style:position="6.4972in"/>
        </style:tab-stops>
      </style:paragraph-properties>
    </style:style>
    <style:style style:name="T32" style:parent-style-name="Fuentedepárrafopredeter." style:family="text">
      <style:text-properties fo:font-style="italic" style:font-style-asian="italic" style:font-size-complex="10pt"/>
    </style:style>
    <style:style style:name="T33" style:parent-style-name="Fuentedepárrafopredeter." style:family="text">
      <style:text-properties fo:font-style="italic" style:font-style-asian="italic" style:font-size-complex="10pt"/>
    </style:style>
    <style:style style:name="T34" style:parent-style-name="Númerodepágina" style:family="text">
      <style:text-properties fo:font-style="italic" style:font-style-asian="italic" style:font-size-complex="10pt"/>
    </style:style>
    <style:style style:name="P35" style:parent-style-name="Piedepágina" style:family="paragraph">
      <style:paragraph-properties fo:border="0.0208in double #00000A" style:border-line-width="0.0069in 0.0069in 0.0069in" fo:padding="0in" style:shadow="none"/>
    </style:style>
  </office:automatic-styles>
  <office:master-styles>
    <style:master-page style:name="MP0" style:page-layout-name="PL0"/>
    <style:master-page style:name="MP1" style:page-layout-name="PL1">
      <style:header>
        <text:p text:style-name="P16"><text:span text:style-name="T17">INDICE<text:s/></text:span><text:span text:style-name="T18"><text:tab/></text:span><text:span text:style-name="T19"><text:s/></text:span><text:span text:style-name="T20"><text:page-number text:fixed="false">i</text:page-number></text:span></text:p>
      </style:header>
      <style:footer>
        <text:p text:style-name="P21">Propuesta técnica y económica</text:p>
      </style:footer>
    </style:master-page>
    <style:master-page style:name="MP2" style:page-layout-name="PL2">
      <style:header>
        <text:p text:style-name="P31"><text:span text:style-name="T32"><text:title text:fixed="false">Proyecto XX</text:title></text:span><text:span text:style-name="T33"><text:tab/></text:span><text:span text:style-name="T34"><text:page-number text:fixed="false">3</text:page-number></text:span></text:p>
      </style:header>
      <style:footer>
        <text:p text:style-name="P35">Propuesta técnica y económic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Proyecto XX</dc:title>
    <dc:subject>Proyectos Software - Grado en Ingeniería en Informática - EINA - Universidad de Zaragoza</dc:subject>
    <meta:initial-creator>javy</meta:initial-creator>
    <dc:creator>Usuario</dc:creator>
    <meta:creation-date>2016-03-03T09:48:00Z</meta:creation-date>
    <dc:date>2017-02-23T13:25:00Z</dc:date>
    <meta:print-date>2016-03-03T13:24:00Z</meta:print-date>
    <meta:template xlink:href="Normal" xlink:type="simple"/>
    <meta:editing-cycles>1</meta:editing-cycles>
    <meta:editing-duration>PT2142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8" meta:word-count="666" meta:character-count="4322" meta:row-count="30" meta:non-whitespace-character-count="3664"/>
  </office:meta>
</office:document-meta>
</file>